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621b" officeooo:paragraph-rsid="00090820"/>
    </style:style>
    <style:style style:name="T1" style:family="text">
      <style:text-properties officeooo:rsid="0006621b"/>
    </style:style>
    <style:style style:name="T2" style:family="text">
      <style:text-properties officeooo:rsid="00090820"/>
    </style:style>
    <style:style style:name="T3" style:family="text">
      <style:text-properties officeooo:rsid="000b539b"/>
    </style:style>
    <style:style style:name="T4" style:family="text">
      <style:text-properties officeooo:rsid="001180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text:span text:style-name="T1">As a proverb says,”science and technology constitute a primary productive force”. With the <text:s text:c="16"/>development of national economy, the science and technology are given attention increasingly. </text:span></text:p>
      <text:p text:style-name="P1">The key to science and technology is the innovation that many breakthrough of science or technology</text:p>
      <text:p text:style-name="P1"><text:span text:style-name="T2">are derived from Innovation.</text:span> </text:p>
      <text:p text:style-name="P1"><text:s text:c="2"/><text:span text:style-name="T3">It is greatly influential on every aspect of human life from various Innovations. In standard of living, more and more innovations, like car, hybrid rice and so forth, have improve human living standard largely. For a country, the Innovation is greatly important for it’s international competitiveness in many areas. More and more countries and <text:s/>international companies who want to get influence or <text:s/>pursuit <text:s/>abundance of wealth invest numerous resource in the Innovation of science, technology, service and so on, which is why more and more countries and institutions are pay attention to the Innovation.</text:span></text:p>
      <text:p text:style-name="P1"><text:s text:c="2"/><text:span text:style-name="T4">There are two fundamental measures to improve the innovation. For individual, cultivating creative and interesting in innovation are indispensable. For government, enlarging the education investments and freedom environment <text:s/>is essential for innov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23:31:31.101832607</meta:creation-date>
    <dc:date>2017-03-04T00:43:59.680229547</dc:date>
    <meta:editing-duration>PT41M2S</meta:editing-duration>
    <meta:editing-cycles>11</meta:editing-cycles>
    <meta:generator>LibreOffice/5.1.6.2$Linux_x86 LibreOffice_project/10m0$Build-2</meta:generator>
    <meta:document-statistic meta:table-count="0" meta:image-count="0" meta:object-count="0" meta:page-count="1" meta:paragraph-count="5" meta:word-count="171" meta:character-count="1193" meta:non-whitespace-character-count="999"/>
  </office:meta>
</office:document-meta>
</file>